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9ed" officeooo:paragraph-rsid="000329ed"/>
    </style:style>
    <style:style style:name="P2" style:family="paragraph" style:parent-style-name="Standard">
      <style:text-properties fo:font-weight="bold" officeooo:rsid="000329ed" officeooo:paragraph-rsid="000329ed" style:font-weight-asian="bold" style:font-weight-complex="bold"/>
    </style:style>
    <style:style style:name="P3" style:family="paragraph" style:parent-style-name="Standard">
      <style:text-properties fo:font-weight="normal" officeooo:rsid="000329ed" officeooo:paragraph-rsid="000329e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valiações</text:p>
      <text:p text:style-name="P2"/>
      <text:p text:style-name="P3">G1: 0.4T1 + <text:s/>0.4T2 + 0.2Trabalho (grupo 3/5)</text:p>
      <text:p text:style-name="P3">G2: T3 + <text:s/>T4 + <text:s/>(Trabalho + Avaliação)</text:p>
      <text:p text:style-name="P1"/>
      <text:p text:style-name="P1">Banco de dados relacionas:</text:p>
      <text:p text:style-name="P1"/>
      <text:p text:style-name="P1">1 – História de banco de dados</text:p>
      <text:p text:style-name="P1">2 – Álgebra relacional</text:p>
      <text:p text:style-name="P1">3 – SQ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5:16:21.801142053</meta:creation-date>
    <dc:date>2024-08-13T15:44:44.282066664</dc:date>
    <meta:editing-duration>PT28M23S</meta:editing-duration>
    <meta:editing-cycles>1</meta:editing-cycles>
    <meta:document-statistic meta:table-count="0" meta:image-count="0" meta:object-count="0" meta:page-count="1" meta:paragraph-count="7" meta:word-count="32" meta:character-count="177" meta:non-whitespace-character-count="146"/>
    <meta:generator>LibreOffice/7.6.5.2$Linux_X86_64 LibreOffice_project/38d5f62f85355c192ef5f1dd47c5c0c0c6d6598b</meta:generator>
  </office:meta>
</office:document-meta>
</file>